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ONTAÑES HUAYLLAS, MOISES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580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398849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NTAÑES HUAYLLAS, MOISES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580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UÑOZ CHURATA, DANI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3970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3</text:p>
          </table:table-cell>
          <table:table-cell table:style-name="Tableau1.D2" office:value-type="string">
            <text:p text:style-name="P13">1634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34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17:09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